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9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 style:data-style-name="N1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0in" svg:y="1.6106in">
            <draw:object draw:notify-on-update-of-ranges="Sheet1.A3:Sheet1.A3 Sheet1.A4:Sheet1.A8 Sheet1.A3:Sheet1.A8 Sheet1.C3:Sheet1.C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row table:style-name="ro1"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Temp</text:p>
          </table:table-cell>
          <table:table-cell table:style-name="Default" office:value-type="string" calcext:value-type="string">
            <text:p>Value H</text:p>
          </table:table-cell>
          <table:table-cell table:style-name="Default" office:value-type="string" calcext:value-type="string">
            <text:p>Value D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7C</text:p>
          </table:table-cell>
          <table:table-cell table:formula="of:=HEX2DEC([.B3])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6" calcext:value-type="float">
            <text:p>86</text:p>
          </table:table-cell>
          <table:table-cell table:formula="of:=HEX2DEC([.B4])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5</text:p>
          </table:table-cell>
          <table:table-cell table:formula="of:=HEX2DEC([.B5])"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8</text:p>
          </table:table-cell>
          <table:table-cell table:formula="of:=HEX2DEC([.B6])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1</text:p>
          </table:table-cell>
          <table:table-cell table:formula="of:=HEX2DEC([.B7])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5</text:p>
          </table:table-cell>
          <table:table-cell table:formula="of:=HEX2DEC([.B8])" office:value-type="float" office:value="197" calcext:value-type="float">
            <text:p>1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2T11:14:06.955368150</meta:creation-date>
    <dc:date>2015-07-12T11:23:02.662307160</dc:date>
    <meta:editing-duration>PT5M12S</meta:editing-duration>
    <meta:editing-cycles>2</meta:editing-cycles>
    <meta:generator>LibreOffice/4.2.8.2$Linux_X86_64 LibreOffice_project/420m0$Build-2</meta:generator>
    <meta:document-statistic meta:table-count="1" meta:cell-count="2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25cm" svg:y="4.186cm" style:legend-expansion="high" chart:style-name="ch2"/>
        <chart:plot-area chart:style-name="ch3" table:cell-range-address="Sheet1.A3:Sheet1.A8 Sheet1.C3:Sheet1.C8" chart:data-source-has-labels="both" svg:x="0.32cm" svg:y="0.18cm" svg:width="13.185cm" svg:height="8.64cm">
          <chartooo:coordinate-region svg:x="0.952cm" svg:y="0.394cm" svg:width="12.267cm" svg:height="7.749cm"/>
          <chart:axis chart:dimension="x" chart:name="primary-x" chart:style-name="ch4" chartooo:axis-type="auto">
            <chart:categories table:cell-range-address="Sheet1.A4:Sheet1.A8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A3:Sheet1.A8" chart:label-cell-address="value" chart:class="chart:scatter">
            <chart:domain table:cell-range-address="Sheet1.C3:Sheet1.C8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value</text:p>
              </table:table-cell>
            </table:table-row>
          </table:table-header-rows>
          <table:table-rows>
            <table:table-row>
              <table:table-cell office:value-type="float" office:value="46">
                <text:p>50</text:p>
                <draw:g>
                  <svg:desc>Sheet1.A4:Sheet1.A8</svg:desc>
                </draw:g>
              </table:table-cell>
              <table:table-cell office:value-type="float" office:value="124">
                <text:p>124</text:p>
                <draw:g>
                  <svg:desc>Sheet1.C3:Sheet1.C8</svg:desc>
                </draw:g>
              </table:table-cell>
              <table:table-cell office:value-type="float" office:value="50">
                <text:p>50</text:p>
                <draw:g>
                  <svg:desc>Sheet1.A3:Sheet1.A8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34">
                <text:p>13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65">
                <text:p>16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84">
                <text:p>18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93">
                <text:p>19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/>
              <table:table-cell office:value-type="float" office:value="197">
                <text:p>197</text:p>
              </table:table-cell>
              <table:table-cell office:value-type="float" office:value="33">
                <text:p>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